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59mm"/>
    </style:style>
    <style:style style:name="ro1" style:family="table-row">
      <style:table-row-properties style:row-height="6.0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步数</text:p>
          </table:table-cell>
          <table:table-cell office:value-type="string" calcext:value-type="string">
            <text:p>总误差</text:p>
          </table:table-cell>
          <table:table-cell office:value-type="string" calcext:value-type="string">
            <text:p>累计位移误差</text:p>
          </table:table-cell>
          <table:table-cell office:value-type="string" calcext:value-type="string">
            <text:p>累计转角误差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平均match点</text:p>
          </table:table-cell>
          <table:table-cell office:value-type="string" calcext:value-type="string">
            <text:p>平均inliers</text:p>
          </table:table-cell>
          <table:table-cell office:value-type="string" calcext:value-type="string">
            <text:p>feature阈值</text:p>
          </table:table-cell>
          <table:table-cell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21.04" calcext:value-type="float">
            <text:p>21.04</text:p>
          </table:table-cell>
          <table:table-cell table:number-columns-repeated="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21.8545" calcext:value-type="float">
            <text:p>21.8545</text:p>
          </table:table-cell>
          <table:table-cell table:number-columns-repeated="7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22.0232" calcext:value-type="float">
            <text:p>22.0232</text:p>
          </table:table-cell>
          <table:table-cell office:value-type="float" office:value="11.6971" calcext:value-type="float">
            <text:p>11.6971</text:p>
          </table:table-cell>
          <table:table-cell/>
          <table:table-cell office:value-type="float" office:value="7.84903" calcext:value-type="float">
            <text:p>7.84903</text:p>
          </table:table-cell>
          <table:table-cell office:value-type="float" office:value="247.363" calcext:value-type="float">
            <text:p>247.363</text:p>
          </table:table-cell>
          <table:table-cell office:value-type="float" office:value="169.226" calcext:value-type="float">
            <text:p>169.226</text:p>
          </table:table-cell>
          <table:table-cell office:value-type="float" office:value="2" calcext:value-type="float">
            <text:p>2</text:p>
          </table:table-cell>
          <table:table-cell table:formula="of:=[.G4]/[.F4]" office:value-type="float" office:value="0.684120098802165" calcext:value-type="float">
            <text:p>0.6841200988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21.2287" calcext:value-type="float">
            <text:p>21.2287</text:p>
          </table:table-cell>
          <table:table-cell table:number-columns-repeated="2"/>
          <table:table-cell office:value-type="float" office:value="7.18173" calcext:value-type="float">
            <text:p>7.18173</text:p>
          </table:table-cell>
          <table:table-cell office:value-type="float" office:value="462.892" calcext:value-type="float">
            <text:p>462.892</text:p>
          </table:table-cell>
          <table:table-cell office:value-type="float" office:value="320.984" calcext:value-type="float">
            <text:p>320.984</text:p>
          </table:table-cell>
          <table:table-cell office:value-type="float" office:value="4" calcext:value-type="float">
            <text:p>4</text:p>
          </table:table-cell>
          <table:table-cell table:formula="of:=[.G5]/[.F5]" office:value-type="float" office:value="0.693431729215454" calcext:value-type="float">
            <text:p>0.6934317292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19.7781" calcext:value-type="float">
            <text:p>19.7781</text:p>
          </table:table-cell>
          <table:table-cell office:value-type="float" office:value="11.4953" calcext:value-type="float">
            <text:p>11.4953</text:p>
          </table:table-cell>
          <table:table-cell table:number-columns-repeated="2"/>
          <table:table-cell office:value-type="float" office:value="651.432" calcext:value-type="float">
            <text:p>651.432</text:p>
          </table:table-cell>
          <table:table-cell office:value-type="float" office:value="458.508" calcext:value-type="float">
            <text:p>458.508</text:p>
          </table:table-cell>
          <table:table-cell office:value-type="float" office:value="6" calcext:value-type="float">
            <text:p>6</text:p>
          </table:table-cell>
          <table:table-cell table:formula="of:=[.G6]/[.F6]" office:value-type="float" office:value="0.703846295545813" calcext:value-type="float">
            <text:p>0.7038462955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19.5106" calcext:value-type="float">
            <text:p>19.5106</text:p>
          </table:table-cell>
          <table:table-cell table:number-columns-repeated="2"/>
          <table:table-cell office:value-type="float" office:value="6.60801" calcext:value-type="float">
            <text:p>6.60801</text:p>
          </table:table-cell>
          <table:table-cell office:value-type="float" office:value="814.935" calcext:value-type="float">
            <text:p>814.935</text:p>
          </table:table-cell>
          <table:table-cell office:value-type="float" office:value="579.42" calcext:value-type="float">
            <text:p>579.42</text:p>
          </table:table-cell>
          <table:table-cell office:value-type="float" office:value="8" calcext:value-type="float">
            <text:p>8</text:p>
          </table:table-cell>
          <table:table-cell table:formula="of:=[.G7]/[.F7]" office:value-type="float" office:value="0.711001490916453" calcext:value-type="float">
            <text:p>0.7110014909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18.9303" calcext:value-type="float">
            <text:p>18.9303</text:p>
          </table:table-cell>
          <table:table-cell table:number-columns-repeated="3"/>
          <table:table-cell office:value-type="float" office:value="954.786" calcext:value-type="float">
            <text:p>954.786</text:p>
          </table:table-cell>
          <table:table-cell office:value-type="float" office:value="686.063" calcext:value-type="float">
            <text:p>686.063</text:p>
          </table:table-cell>
          <table:table-cell office:value-type="float" office:value="10" calcext:value-type="float">
            <text:p>10</text:p>
          </table:table-cell>
          <table:table-cell table:formula="of:=[.G8]/[.F8]" office:value-type="float" office:value="0.718551591665567" calcext:value-type="float">
            <text:p>0.7185515917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18.1906" calcext:value-type="float">
            <text:p>18.1906</text:p>
          </table:table-cell>
          <table:table-cell table:number-columns-repeated="2"/>
          <table:table-cell office:value-type="float" office:value="6.17574" calcext:value-type="float">
            <text:p>6.17574</text:p>
          </table:table-cell>
          <table:table-cell office:value-type="float" office:value="1072.34" calcext:value-type="float">
            <text:p>1072.34</text:p>
          </table:table-cell>
          <table:table-cell office:value-type="float" office:value="777.176" calcext:value-type="float">
            <text:p>777.176</text:p>
          </table:table-cell>
          <table:table-cell office:value-type="float" office:value="12" calcext:value-type="float">
            <text:p>12</text:p>
          </table:table-cell>
          <table:table-cell table:formula="of:=[.G9]/[.F9]" office:value-type="float" office:value="0.724747747915773" calcext:value-type="float">
            <text:p>0.7247477479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18.2283" calcext:value-type="float">
            <text:p>18.2283</text:p>
          </table:table-cell>
          <table:table-cell table:number-columns-repeated="3"/>
          <table:table-cell office:value-type="float" office:value="1245.58" calcext:value-type="float">
            <text:p>1245.58</text:p>
          </table:table-cell>
          <table:table-cell office:value-type="float" office:value="914.43" calcext:value-type="float">
            <text:p>914.43</text:p>
          </table:table-cell>
          <table:table-cell office:value-type="float" office:value="16" calcext:value-type="float">
            <text:p>16</text:p>
          </table:table-cell>
          <table:table-cell table:formula="of:=[.G10]/[.F10]" office:value-type="float" office:value="0.73413991875271" calcext:value-type="float">
            <text:p>0.7341399188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17.6633" calcext:value-type="float">
            <text:p>17.6633</text:p>
          </table:table-cell>
          <table:table-cell table:number-columns-repeated="2"/>
          <table:table-cell office:value-type="float" office:value="5.77895" calcext:value-type="float">
            <text:p>5.77895</text:p>
          </table:table-cell>
          <table:table-cell office:value-type="float" office:value="1349.54" calcext:value-type="float">
            <text:p>1349.54</text:p>
          </table:table-cell>
          <table:table-cell office:value-type="float" office:value="999.558" calcext:value-type="float">
            <text:p>999.55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17.8902" calcext:value-type="float">
            <text:p>17.8902</text:p>
          </table:table-cell>
          <table:table-cell table:number-columns-repeated="2"/>
          <table:table-cell office:value-type="float" office:value="5.68378" calcext:value-type="float">
            <text:p>5.68378</text:p>
          </table:table-cell>
          <table:table-cell office:value-type="float" office:value="1407.93" calcext:value-type="float">
            <text:p>1407.93</text:p>
          </table:table-cell>
          <table:table-cell office:value-type="float" office:value="1048.56" calcext:value-type="float">
            <text:p>1048.56</text:p>
          </table:table-cell>
          <table:table-cell office:value-type="float" office:value="25" calcext:value-type="float">
            <text:p>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3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22:39:41.050630254</meta:creation-date>
    <dc:date>2018-03-23T12:23:20.116043927</dc:date>
    <meta:editing-duration>PT13H2M43S</meta:editing-duration>
    <meta:editing-cycles>11</meta:editing-cycles>
    <meta:generator>LibreOffice/5.1.6.2$Linux_X86_64 LibreOffice_project/10m0$Build-2</meta:generator>
    <meta:document-statistic meta:table-count="1" meta:cell-count="72" meta:object-count="0"/>
  </office:meta>
</office:document-meta>
</file>